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eunião de retrospectiva - 12/09/2013</text:p>
      <text:p text:style-name="Standard"/>
      <text:p text:style-name="P1">Participantes:</text:p>
      <text:list xml:id="list1967043551" text:style-name="L2">
        <text:list-item>
          <text:p text:style-name="P4">Régis, Grazielly, Cláudio, Nayalison</text:p>
        </text:list-item>
      </text:list>
      <text:p text:style-name="Standard"/>
      <text:p text:style-name="P1">O que foi bom?</text:p>
      <text:list xml:id="list2045772072" text:style-name="L3">
        <text:list-item>
          <text:p text:style-name="P5">Integração da equipe</text:p>
        </text:list-item>
        <text:list-item>
          <text:p text:style-name="P5">Boa dedicação da equipe</text:p>
        </text:list-item>
        <text:list-item>
          <text:p text:style-name="P5">A identificação da equipe com a tecnologia</text:p>
        </text:list-item>
        <text:list-item>
          <text:p text:style-name="P5">Realizaram parte do trabalho em casa</text:p>
        </text:list-item>
      </text:list>
      <text:p text:style-name="Standard"/>
      <text:p text:style-name="P1">O que pode melhorar?</text:p>
      <text:list xml:id="list225169120" text:style-name="L4">
        <text:list-item>
          <text:p text:style-name="P6">Mudar o versionamento de Subversion e GIT</text:p>
        </text:list-item>
        <text:list-item>
          <text:p text:style-name="P6">Parte da equipe não programou, ficando somente com a manutenção dos diagramas</text:p>
        </text:list-item>
        <text:list-item>
          <text:p text:style-name="P6">Tempo corrido</text:p>
        </text:list-item>
        <text:list-item>
          <text:p text:style-name="P6">Falta de conhecimento no android</text:p>
        </text:list-item>
      </text:list>
      <text:p text:style-name="Standard"/>
      <text:p text:style-name="P1">Ações:</text:p>
      <text:list xml:id="list2001273976" text:style-name="L1">
        <text:list-item>
          <text:p text:style-name="P3">Nayalison: faz fazer proposta de migração do uso de o SNV para GI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Simao</meta:initial-creator>
    <meta:creation-date>2013-09-12T16:31:07</meta:creation-date>
    <dc:date>2013-09-12T20:15:33</dc:date>
    <meta:editing-duration>PT14M20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15" meta:word-count="85" meta:character-count="485" meta:non-whitespace-character-count="422"/>
  </office:meta>
</office:document-meta>
</file>